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Chapter 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 Remedial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. Introduction to Jupyter notebook and Python</text:p>
          </table:table-cell>
          <table:table-cell table:style-name="ce2" office:value-type="string" calcext:value-type="string">
            <text:p>Sahil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Using Jupyter notebook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Python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 text:c="4"/>2. Differential equations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First order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2. Second order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3. Boundary value problem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 text:c="4"/>3. Linear Algebra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Simultaneous equations and matrix form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2. Gauss elimination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3. Trace and determinant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4. Eigenvectors and eigenvalue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 text:c="4"/>4. Dynamical systems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Equillibrium point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Stability analysi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3 <text:s/>Bifurcation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4. Chao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 text:c="4"/>5. Probability and statistics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Random number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2. Distribution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3. Conditional probability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4. Information Theory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 text:c="4"/>6. Simulation basics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Integration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12"/>1. Explicit methods: Euler's method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12"/>2. Implicit methods: Stiff systems and Runge Kutta method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12"/>3. Diffusion equation: Crank Nicholson method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2. Monte carlo method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12"/>1. Random number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12"/>2. Stochastic simulation: Gillespie algorithm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 Building a spherical elephant neuron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1. Integrate and fire (IF neuron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2. Leaky integrate and fire (LIF neuron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Conductance mod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4. Modeling ion chann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 Abstract Neuron mod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FHN, Izikevich, etc.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. With 5 parameters, I can make it wiggle its trunk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1. Isopotential neurons - recap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2. Rall's law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D-lambda rule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<text:s text:c="4"/>4. Simulating passive neurons with beautiful morphologie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Downloading morphology files from various databases.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 Ion channel distribution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Can be split later to its own chapter, for instance, to simulate active dendrites.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At the end of the day, it's all chemistry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1. Simulating chemical reaction network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2. Let's fast forward to the end, shall we? (No dynamics, just the steady states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Bistable system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I like to move it, move it (Dynamics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Bistable system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Oscillator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4. Space - the final frontier (diffusion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Turing model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 How many particles, again? (Stochastic simulation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4"/>6. All in ( Single particle tracking simulations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 (?) Not Python based. So perhaps 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7. Multi-compartment mod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8. Hybrid mod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9. Plasticity : BCM Curve (Calcineurin, CamKII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4. Everything is connected (Putting together electrical and chemical dynamics)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1. Downloading morphologies, distribute ion channels, put in spines.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2. Add chemistry and use adapaters to couple the chemistry to electrical dynamics.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Wiggly spines (Structural plasticity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4. Simulating a detailed model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 text:c="4"/>5. Structural plasticity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More stuff to come here, perhaps from CAMP 2019?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5. Networks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1. Feedforward Network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SynFire Chain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Kremkow, Kumar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3. Tim Vogels (P2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2. Recurrent Network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Brunel, 2000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Ostojik, 2014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Neural coding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4. Network correlation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 EI Network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6. Learning Rule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LTP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STDP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12"/>- Song et al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3. BCM Curve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7. Short Term Plasticity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Tsodyks and Markram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Band passing network input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 Learning in neuronal networks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1. Perceptron Learning Rule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mal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2. XOR Problem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mal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Hopfield Networks (# Could also be in Networks module)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mal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4. Backpropagation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mal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Algorithm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mal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Problems with biological implementation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mal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 Spiking neural networks that learn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1. Echo state network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2. Sophie Deneve's model</text:p>
          </table:table-cell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3. FORCE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8"/>4. FOLLOW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6. Reinforcement Learning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7. Systems and Behavior</text:p>
          </table:table-cell>
          <table:table-cell table:style-name="ce2" office:value-type="string" calcext:value-type="string">
            <text:p>Unassigned</text:p>
          </table:table-cell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1. Rate mod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2. Place cell model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3. Neural Coding (Rate and Time codes) (# Currently also in networks module)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1. Golisch and Meister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2. Receptive Fields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4. Sequences and sequence learning</text:p>
          </table:table-cell>
          <table:table-cell table:style-name="ce3" office:value-type="string" calcext:value-type="string">
            <text:p>Unassigned</text:p>
          </table:table-cell>
          <table:table-cell table:style-name="ce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Moza</meta:initial-creator>
    <meta:creation-date>2018-07-28T19:53:41.317646046</meta:creation-date>
    <dc:date>2018-07-28T21:06:19.819212764</dc:date>
    <dc:creator>Sahil Moza</dc:creator>
    <meta:editing-duration>PT10M16S</meta:editing-duration>
    <meta:editing-cycles>3</meta:editing-cycles>
    <meta:generator>LibreOffice/5.1.6.2$Linux_X86_64 LibreOffice_project/10m0$Build-2</meta:generator>
    <meta:document-statistic meta:table-count="1" meta:cell-count="483" meta:object-count="0"/>
  </office:meta>
</office:document-meta>
</file>